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StoreJanitor.relaunch( final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StoreJanito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toreJanito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StoreJanitor.setRunnableManager( RunnableManager runnabl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toreJanitor.setThreadPool( String thread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